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a63f9" officeooo:paragraph-rsid="001a63f9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5pt" officeooo:rsid="001a63f9" officeooo:paragraph-rsid="001a63f9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c49d8" officeooo:paragraph-rsid="001c49d8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officeooo:paragraph-rsid="001c49d8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c49d8" officeooo:paragraph-rsid="001c49d8" style:font-size-asian="18pt" style:font-weight-asian="bold" style:font-size-complex="18pt" style:font-weight-complex="bold"/>
    </style:style>
    <style:style style:name="T1" style:family="text">
      <style:text-properties fo:font-size="15pt" officeooo:rsid="001c49d8" style:font-size-asian="13.1000003814697pt" style:font-size-complex="15pt"/>
    </style:style>
    <style:style style:name="T2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likacja do monitorowania aktywności, wagi i zdrowia.</text:p>
      <text:p text:style-name="P1"/>
      <text:p text:style-name="P1"/>
      <text:p text:style-name="P2">Tytuł: brak.</text:p>
      <text:p text:style-name="P2"/>
      <text:p text:style-name="P2">Opis projektu: Aplikacja mobilna dla osób, które chcą śledzić swoje postępy w treningu i dbać o zdrowie. Aplikacja ma możliwość połączenia się z smartwatchem w celu sczytywania ilości kroków czy spalonych kalorii.</text:p>
      <text:p text:style-name="P2"/>
      <text:p text:style-name="P3">Główne funkcje aplikacji: </text:p>
      <text:p text:style-name="P3">- Zbieranie danych o krokach, spalonych kaloriach itp.</text:p>
      <text:p text:style-name="P3">- Możliwość ręcznego wprowadzania treningów.</text:p>
      <text:p text:style-name="P3">- Tworzenie historii treningów z wykresami progresu.</text:p>
      <text:p text:style-name="P3">- Możliwość tworzenia planów treningowych.</text:p>
      <text:p text:style-name="P3">- Wyliczanie deficytu/surplusu kalorycznego w zależności od celów.</text:p>
      <text:p text:style-name="P3">- Kontrola wagi z wykresami.</text:p>
      <text:p text:style-name="P3">- Powiadomienia przypominające o treningu czy piciu wody.</text:p>
      <text:p text:style-name="P3"/>
      <text:p text:style-name="P5">Tech stack: </text:p>
      <text:p text:style-name="P3">Frontend: </text:p>
      <text:p text:style-name="P3">- Jetpack Compose</text:p>
      <text:p text:style-name="P3"/>
      <text:p text:style-name="P3">Backend: </text:p>
      <text:p text:style-name="P3">-GoogleFit API: Zbieranie danych z zegarków</text:p>
      <text:p text:style-name="P3">-Kotlin</text:p>
      <text:p text:style-name="P3"/>
      <text:p text:style-name="P3">Baza danych: </text:p>
      <text:p text:style-name="P3">-Firebase firestore </text:p>
      <text:p text:style-name="P3"/>
      <text:p text:style-name="P4"><text:span text:style-name="T1">Autoryzacja użytkowników:<text:line-break/>- Firebase </text:span><text:span text:style-name="T2">Authenticatio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08:22:32.980000000</meta:creation-date>
    <dc:date>2024-10-18T08:36:45.469000000</dc:date>
    <meta:editing-duration>PT14M13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0" meta:word-count="113" meta:character-count="830" meta:non-whitespace-character-count="731"/>
  </office:meta>
</office:document-meta>
</file>